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c8b3" officeooo:paragraph-rsid="000dc8b3"/>
    </style:style>
    <style:style style:name="P2" style:family="paragraph" style:parent-style-name="Standard">
      <style:paragraph-properties fo:text-align="start" style:justify-single-word="false"/>
      <style:text-properties officeooo:rsid="000dc8b3" officeooo:paragraph-rsid="000dc8b3"/>
    </style:style>
    <style:style style:name="P3" style:family="paragraph" style:parent-style-name="Standard">
      <style:paragraph-properties fo:text-align="start" style:justify-single-word="false"/>
      <style:text-properties officeooo:rsid="000eeb83" officeooo:paragraph-rsid="00192381"/>
    </style:style>
    <style:style style:name="P4" style:family="paragraph" style:parent-style-name="Standard">
      <style:paragraph-properties fo:text-align="start" style:justify-single-word="false"/>
      <style:text-properties officeooo:rsid="00192381" officeooo:paragraph-rsid="00192381"/>
    </style:style>
    <style:style style:name="P5" style:family="paragraph" style:parent-style-name="Standard">
      <style:paragraph-properties fo:text-align="start" style:justify-single-word="false"/>
      <style:text-properties officeooo:rsid="00192381" officeooo:paragraph-rsid="00192381"/>
    </style:style>
    <style:style style:name="P6" style:family="paragraph" style:parent-style-name="Standard">
      <style:paragraph-properties fo:text-align="start" style:justify-single-word="false"/>
      <style:text-properties officeooo:rsid="000eeb83" officeooo:paragraph-rsid="00192381"/>
    </style:style>
    <style:style style:name="P7" style:family="paragraph" style:parent-style-name="Standard">
      <style:paragraph-properties fo:text-align="start" style:justify-single-word="false"/>
      <style:text-properties officeooo:rsid="000eeb83" officeooo:paragraph-rsid="001a293b"/>
    </style:style>
    <style:style style:name="P8" style:family="paragraph" style:parent-style-name="Standard">
      <style:paragraph-properties fo:text-align="start" style:justify-single-word="false"/>
      <style:text-properties officeooo:rsid="000dc8b3" officeooo:paragraph-rsid="000dc8b3"/>
    </style:style>
    <style:style style:name="P9" style:family="paragraph" style:parent-style-name="Standard">
      <style:paragraph-properties fo:text-align="start" style:justify-single-word="false"/>
      <style:text-properties officeooo:rsid="001aeee4" officeooo:paragraph-rsid="001aeee4"/>
    </style:style>
    <style:style style:name="P10" style:family="paragraph" style:parent-style-name="Standard">
      <style:paragraph-properties fo:text-align="start" style:justify-single-word="false"/>
      <style:text-properties officeooo:rsid="001aeee4" officeooo:paragraph-rsid="00203714"/>
    </style:style>
    <style:style style:name="P11" style:family="paragraph" style:parent-style-name="Standard">
      <style:paragraph-properties fo:text-align="start" style:justify-single-word="false"/>
      <style:text-properties officeooo:rsid="00203714" officeooo:paragraph-rsid="00203714"/>
    </style:style>
    <style:style style:name="P12" style:family="paragraph" style:parent-style-name="Standard">
      <style:paragraph-properties fo:text-align="start" style:justify-single-word="false"/>
      <style:text-properties officeooo:rsid="002150c4" officeooo:paragraph-rsid="00230bd7"/>
    </style:style>
    <style:style style:name="P13" style:family="paragraph" style:parent-style-name="Standard">
      <style:paragraph-properties fo:text-align="start" style:justify-single-word="false"/>
      <style:text-properties officeooo:rsid="00230bd7" officeooo:paragraph-rsid="00230bd7"/>
    </style:style>
    <style:style style:name="P14" style:family="paragraph" style:parent-style-name="Standard">
      <style:paragraph-properties fo:text-align="start" style:justify-single-word="false"/>
      <style:text-properties officeooo:rsid="0023f623" officeooo:paragraph-rsid="0023f623"/>
    </style:style>
    <style:style style:name="P15" style:family="paragraph" style:parent-style-name="Standard">
      <style:paragraph-properties fo:text-align="start" style:justify-single-word="false"/>
      <style:text-properties officeooo:rsid="0023f623" officeooo:paragraph-rsid="002807d6"/>
    </style:style>
    <style:style style:name="T1" style:family="text">
      <style:text-properties officeooo:rsid="0011ad3b"/>
    </style:style>
    <style:style style:name="T2" style:family="text">
      <style:text-properties officeooo:rsid="00192381"/>
    </style:style>
    <style:style style:name="T3" style:family="text">
      <style:text-properties officeooo:rsid="001a293b"/>
    </style:style>
    <style:style style:name="T4" style:family="text">
      <style:text-properties officeooo:rsid="000eeb83"/>
    </style:style>
    <style:style style:name="T5" style:family="text">
      <style:text-properties officeooo:rsid="001e7761"/>
    </style:style>
    <style:style style:name="T6" style:family="text">
      <style:text-properties officeooo:rsid="002063f6"/>
    </style:style>
    <style:style style:name="T7" style:family="text">
      <style:text-properties officeooo:rsid="0020cc60"/>
    </style:style>
    <style:style style:name="T8" style:family="text">
      <style:text-properties officeooo:rsid="002150c4"/>
    </style:style>
    <style:style style:name="T9" style:family="text">
      <style:text-properties officeooo:rsid="00230bd7"/>
    </style:style>
    <style:style style:name="T10" style:family="text">
      <style:text-properties officeooo:rsid="00262f45"/>
    </style:style>
    <style:style style:name="T11" style:family="text">
      <style:text-properties officeooo:rsid="00270a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.332 Final Project</text:p>
      <text:p text:style-name="P1">2.45 GHz TLRCN Resonant Rectifier</text:p>
      <text:p text:style-name="P1">Josh Gordonson</text:p>
      <text:p text:style-name="P1">December 13, 2013</text:p>
      <text:p text:style-name="P1"/>
      <text:p text:style-name="P2">Introduction:</text:p>
      <text:p text:style-name="P2"/>
      <text:p text:style-name="P2"/>
      <text:p text:style-name="P2">Theory:</text:p>
      <text:p text:style-name="P2"/>
      <text:p text:style-name="P4">Traditional: <text:s/><text:tab/>-non resonant</text:p>
      <text:p text:style-name="P3"><text:tab/><text:tab/>-<text:span text:style-name="T2">constant current source output filter</text:span></text:p>
      <text:p text:style-name="P3"><text:tab/><text:tab/>-<text:span text:style-name="T2">excess current passes through the ZVS capacitor<text:line-break/><text:tab/><text:tab/>-causes the diode to switch at zero volts</text:span><text:tab/></text:p>
      <text:p text:style-name="P3"/>
      <text:p text:style-name="P7">Typical class E <text:span text:style-name="T3">zero-voltage switching (ZVS), or low dv/dt, </text:span>rectifiers are designed with a discrete <text:span text:style-name="T3">ZVS shunt capacitance in parallel with the diode rectifier. <text:s/>A large-valued LC filter makes the output look like a constant DC current source. <text:s/>While the diode is off, the ZVS capacitor provides a path for the mismatch in current between the input sinusoidal current source and the output current source. <text:s/>When the diode first turns off, the voltage across the diode and capacitor, $v_c=0$ and $\frac{dv_c}{dt}=0$. <text:s/>As the current through the capacitor begins to increase, the diode becomes more reverse-biased. <text:s/>Eventually, the current through the capacitor decreases (negative current) to the point where the voltage across the capacitor is zero again, which is when the diode begins to conduct. <text:s/>Since the diode switches when $\frac{dv_c}{dt}=0$, there is little power lost during the reverse recovery transient, and power dissipation during the forward transient is alleviated as well. [1] <text:s/>While the typical class E ZVS rectifier has nice output characteristics, its input impedance is far from resistive, due to the largely inductive output. <text:s/>By relaxing this constraint, Santiago-Gonzalez et al. [2] has shown that it is possible to design a class E rectifier with a near-resistive input impedance over wide power ranges.</text:span></text:p>
      <text:p text:style-name="P9"/>
      <text:p text:style-name="P10">The relaxed rectifier design is resonant, where the output inductor $L_r$ and the diode shunt capacitance $C_r$ resonate <text:span text:style-name="T5">while the diode is off</text:span>. <text:s/><text:span text:style-name="T4"><text:s/>$C_r$ still maintains low $\frac{dv_c}{dt}$ switching, but the input impedance is much less reactive due to the smaller-valued $L_r$. <text:s/>The relaxed design operates in the same way as a typical class E rectifier, but the output inductor current ripple is much larger. <text:s/>The current through $L_r$ resonates up while the diode is off and falls while the diode conducts. <text:s/></text:span></text:p>
      <text:p text:style-name="P10"/>
      <text:p text:style-name="P10"><text:span text:style-name="T4">In a typical rectifier and in Santiago-Gonzalez's work, $C_r$ is a discrete component that absorbs the diode's parasitic capacitance. <text:s/>In order to work at UHF and mitigate component parasitics, this work uses the diode's parasitic capacitance as $C_r$.</text:span></text:p>
      <text:p text:style-name="P11"/>
      <text:p text:style-name="P11"/>
      <text:p text:style-name="P11"/>
      <text:p text:style-name="P11">The ideal value of $L_r$ can be determined by following the design procedure described in Santiago-Gonzalez's paper. <text:s/><text:span text:style-name="T7">Starting with a diode (HBAT540B, $V_{r,peak}=33V$), resonant capacitance ($C_r=3pF$), and frequency ($f=2.45GHz$), an output voltage $V_o=7.5V$ and maximum output power $P_{o,max}=1W$ was chosen arbitrarily. <text:s/></text:span></text:p>
      <text:p text:style-name="P11">F<text:span text:style-name="T8">rom these values,</text:span> the normalized capacitance is calculated:</text:p>
      <text:p text:style-name="P11">\begin{equation}</text:p>
      <text:p text:style-name="P11">C_n=C_r\frac{2\pifV_o^2}{P_{o,max}}<text:span text:style-name="T6">=3pF \frac{2\pi\times2.45GHz\times7.5V^2}{1W}=2.6</text:span></text:p>
      <text:p text:style-name="P11"><text:soft-page-break/>\end{equation}</text:p>
      <text:p text:style-name="P12">This normalized capacitance is well off the plots provided, <text:span text:style-name="T9">but extrapolating from Figure 5 in Santiago-Gonzalez et al, we find that for $C_n=2.6$, $L_n\approx0.3$, and: <text:s/></text:span></text:p>
      <text:p text:style-name="P12"><text:span text:style-name="T9">\begin{equation}</text:span></text:p>
      <text:p text:style-name="P12"><text:span text:style-name="T9">L_r=L_n\frac{V_o^2}{2\pi fP_{o,max}}=1.1nH</text:span></text:p>
      <text:p text:style-name="P13">\end{equation}</text:p>
      <text:p text:style-name="P13"/>
      <text:p text:style-name="P14">Given this, spice simulations were used to verify the results.</text:p>
      <text:p text:style-name="P14"/>
      <text:p text:style-name="P14">[image of simulation schematic]</text:p>
      <text:p text:style-name="P14"/>
      <text:p text:style-name="P14">Transient simulations were used to determine the input power, output power, efficiency, input resistance, input phase, and peak diode voltage while varying the input power, output voltage, and inductor value.</text:p>
      <text:p text:style-name="P14">The approximated ideal inductance was off by about a factor of two, and the actual ideal inductor was found to be 2.3nH. <text:s/></text:p>
      <text:p text:style-name="P14">The ideal output voltage was found to be 9.5V.</text:p>
      <text:p text:style-name="P14"/>
      <text:p text:style-name="P14">This produced an input impedance that varied from <text:span text:style-name="T10">20-180$\omega$</text:span> over a 1W to .<text:span text:style-name="T10">1</text:span>W operating range with <text:span text:style-name="T10">$12^/circ$ maximum phase</text:span>.</text:p>
      <text:p text:style-name="P14"><text:tab/></text:p>
      <text:p text:style-name="P15">Settling on th<text:span text:style-name="T11">ese parameters</text:span>, a <text:span text:style-name="T10">two-stage </text:span>TLRCN board was <text:span text:style-name="T10">designed to compress the 20-180$\omega$ impedance down to 48-52$\omega$. <text:s/>The board was </text:span>fabricated <text:span text:style-name="T10">with additional areas to calibrate out to the reference plane and test the TLRCN and rectifier blocks. <text:s/>O</text:span>n the test bench, <text:span text:style-name="T11">the isolated rectifier produced </text:span>a <text:span text:style-name="T11">minimum </text:span>voltage standing wave ratio of 3 over the operating range. <text:s/><text:span text:style-name="T11">The input impedance was clearly not resistive. <text:s/>To determine whether or not the reactance was positive or negative, a few values of shunt capacitance and inductance were applied to the input leg. <text:s/>All shunt capacitors made the VSWR higher, whereas some values of shunt inductance slightly decreased the VSWR. <text:s/>Inferring that the input reactance was negative, a series inductor was inserted between the TLRCN and the rectifier in an attempt to cancel the negative reactance. <text:s/>With a 2.7nH series inductance, the VSWR dropped to a minimum of 1.8. <text:s/>There likely was an inductance that could have dropped the VSWR to 1, but only a small range of inductors were available, stepping over .2 or .3nH. <text:s/>In an attempt to tune out the reactance, a range of shunt capacitances were tested. <text:s/>An 0.7pF shunt capacitor resulted in a VSWR of 1.1. <text:s/>Success.</text:span></text:p>
      <text:p text:style-name="P15"/>
      <text:p text:style-name="P15"/>
      <text:p text:style-name="P9"/>
      <text:p text:style-name="P4">Relaxed:</text:p>
      <text:p text:style-name="P4"><text:tab/>-resonant</text:p>
      <text:p text:style-name="P4"><text:tab/>-diode capacitance is the resonant capacitor</text:p>
      <text:p text:style-name="P4"><text:tab/>-inductor discharges slowly while diode was on</text:p>
      <text:p text:style-name="P4"><text:tab/><text:tab/>-resonates up with capacitor when diode turns off</text:p>
      <text:p text:style-name="P4"><text:tab/></text:p>
      <text:p text:style-name="P2"/>
      <text:p text:style-name="P2">Design Procedure:</text:p>
      <text:p text:style-name="P2"><text:tab/>-<text:span text:style-name="T2">use santiago's paper's procedure for resonant inductor</text:span></text:p>
      <text:p text:style-name="P2"><text:tab/>-<text:span text:style-name="T2">do simulations over output voltage range and input power range</text:span></text:p>
      <text:p text:style-name="P2"><text:tab/>-<text:span text:style-name="T2">talk about self-resonant capacitor</text:span></text:p>
      <text:p text:style-name="P2"><text:tab/>-<text:span text:style-name="T2">build it</text:span></text:p>
      <text:p text:style-name="P2"><text:soft-page-break/></text:p>
      <text:p text:style-name="P2"><text:tab/><text:span text:style-name="T1">Starting with the diode manufacturer's device model and package parasitic data, a spice simulation was constructed for the anticipated rectifier topology (Figure /ref{top1}). <text:s/>The power source was simulated as a sinusoidal 2.45GHz current source, $I_1$. <text:s/>A number of parametric transient simulations were used to determine the values of $L_r$ and $V_o$ that produced the lowest input reactance and highest efficiency over a range of input power levels. <text:s/></text:span></text:p>
      <text:p text:style-name="P2"/>
      <text:p text:style-name="P2">Initial Results:<text:tab/></text:p>
      <text:p text:style-name="P2"/>
      <text:p text:style-name="P2"><text:tab/>-<text:span text:style-name="T2">high VSWR</text:span></text:p>
      <text:p text:style-name="P2"><text:tab/><text:tab/>-<text:span text:style-name="T2">inductive? No, tried resonating out with parallel capacitance</text:span></text:p>
      <text:p text:style-name="P2"><text:tab/><text:tab/>-<text:span text:style-name="T2">capacitive? <text:s/>Yes, tried resonating out with parallel inductance, worked!</text:span></text:p>
      <text:p text:style-name="P2"><text:tab/>-<text:span text:style-name="T2">series inductance added to kill negative reactance</text:span></text:p>
      <text:p text:style-name="P2"><text:tab/>-<text:span text:style-name="T2">improvement, but not enough. (discrete inductance values limit our ability to match)</text:span></text:p>
      <text:p text:style-name="P2"><text:tab/>-<text:span text:style-name="T2">overshoot with inductance and use shunt capacitor to improve VSWR</text:span></text:p>
      <text:p text:style-name="P2"/>
      <text:p text:style-name="P2">Reactance Canceling:</text:p>
      <text:p text:style-name="P2"/>
      <text:p text:style-name="P2"/>
      <text:p text:style-name="P2">Final Results:</text:p>
      <text:p text:style-name="P2"/>
      <text:p text:style-name="P9">Analysis of Class E Zero-Voltage-Switching </text:p>
      <text:p text:style-name="P9">Rectifier<text:tab/>MARIAN K. KAZIMIERCZUK </text:p>
      <text:p text:style-name="P9">IEEE TRANSACTIONS ON CIRCUITS AND SYSTEMS, VOL. 37, NO. 6, JUNE 19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gordonson</meta:initial-creator>
    <meta:creation-date>2013-12-14T15:24:41.233849186</meta:creation-date>
    <meta:generator>LibreOffice/4.1.3.2$Linux_x86 LibreOffice_project/410m0$Build-2</meta:generator>
    <dc:date>2013-12-16T09:36:44.043929272</dc:date>
    <dc:creator>josh gordonson</dc:creator>
    <meta:editing-duration>PT21H37M21S</meta:editing-duration>
    <meta:editing-cycles>4</meta:editing-cycles>
    <meta:document-statistic meta:table-count="0" meta:image-count="0" meta:object-count="0" meta:page-count="3" meta:paragraph-count="53" meta:word-count="930" meta:character-count="6276" meta:non-whitespace-character-count="5325"/>
  </office:meta>
</office:document-meta>
</file>